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22222" draw:textarea-horizontal-align="justify" draw:textarea-vertical-align="middle" draw:auto-grow-height="false" fo:min-height="0.15cm" fo:min-width="3.4cm"/>
    </style:style>
    <style:style style:name="gr2" style:family="graphic" style:parent-style-name="standard">
      <style:graphic-properties draw:stroke="none" draw:fill-color="#033333" draw:textarea-horizontal-align="justify" draw:textarea-vertical-align="middle" draw:auto-grow-height="false" fo:min-height="0.65cm" fo:min-width="2cm"/>
    </style:style>
    <style:style style:name="gr3" style:family="graphic" style:parent-style-name="standard">
      <style:graphic-properties draw:stroke="none" draw:fill-color="#444444" draw:textarea-horizontal-align="justify" draw:textarea-vertical-align="middle" draw:auto-grow-height="false" fo:min-height="3.35cm" fo:min-width="7.2cm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2.95cm" fo:min-width="6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-color="#009999" draw:textarea-horizontal-align="justify" draw:textarea-vertical-align="middle" draw:auto-grow-height="false" fo:min-height="1.322cm" fo:min-width="2.89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-color="#eeeeee" draw:textarea-horizontal-align="justify" draw:textarea-vertical-align="middle" draw:auto-grow-height="false" fo:min-height="1.626cm" fo:min-width="1.375cm"/>
    </style:style>
    <style:style style:name="gr9" style:family="graphic" style:parent-style-name="standard">
      <style:graphic-properties draw:stroke="none" draw:fill-color="#111111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stroke="none" draw:fill-color="#111111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1.626cm" fo:min-width="1.375cm" draw:shadow="hidden"/>
    </style:style>
    <style:style style:name="gr12" style:family="graphic" style:parent-style-name="standard">
      <style:graphic-properties draw:stroke="none" draw:fill-color="#111111" draw:textarea-horizontal-align="justify" draw:textarea-vertical-align="middle" draw:auto-grow-height="false" fo:min-height="0.174cm" fo:min-width="0cm" draw:shadow="hidden"/>
    </style:style>
    <style:style style:name="gr13" style:family="graphic" style:parent-style-name="standard">
      <style:graphic-properties draw:stroke="none" draw:fill-color="#111111" draw:textarea-horizontal-align="justify" draw:textarea-vertical-align="middle" draw:auto-grow-height="false" fo:min-height="0.034cm" fo:min-width="0cm" draw:shadow="hidden"/>
    </style:style>
    <style:style style:name="gr14" style:family="graphic" style:parent-style-name="standard">
      <style:graphic-properties draw:fill-color="#111111" draw:textarea-horizontal-align="justify" draw:textarea-vertical-align="middle" draw:auto-grow-height="false" fo:min-height="1.942cm" fo:min-width="1.692cm"/>
    </style:style>
    <style:style style:name="gr15" style:family="graphic" style:parent-style-name="standard">
      <style:graphic-properties draw:fill-color="#111111" draw:textarea-horizontal-align="justify" draw:textarea-vertical-align="middle" draw:auto-grow-height="false" fo:min-height="0.528cm" fo:min-width="0.278cm"/>
    </style:style>
    <style:style style:name="gr16" style:family="graphic" style:parent-style-name="standard">
      <style:graphic-properties draw:stroke="none" draw:fill="solid" draw:fill-color="#ff6600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draw:fill="solid" draw:fill-color="#666666" draw:textarea-vertical-align="middle"/>
    </style:style>
    <style:style style:name="gr19" style:family="graphic" style:parent-style-name="standard">
      <style:graphic-properties draw:stroke="none" draw:fill="solid" draw:fill-color="#ff6666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222222"/>
      <style:paragraph-properties fo:text-align="center"/>
    </style:style>
    <style:style style:name="P2" style:family="paragraph">
      <loext:graphic-properties draw:fill-color="#033333"/>
      <style:paragraph-properties fo:text-align="center"/>
    </style:style>
    <style:style style:name="P3" style:family="paragraph">
      <loext:graphic-properties draw:fill-color="#444444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style:text-properties fo:font-size="32pt" style:font-size-asian="36pt" style:font-size-complex="36pt"/>
    </style:style>
    <style:style style:name="P6" style:family="paragraph">
      <loext:graphic-properties draw:fill="none" draw:fill-color="#ffffff"/>
      <style:text-properties fo:color="#ffffff" fo:font-size="32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-color="#009999"/>
      <style:paragraph-properties fo:text-align="center"/>
      <style:text-properties fo: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111111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60pt" style:font-size-asian="60pt" style:font-size-complex="60pt"/>
    </style:style>
    <style:style style:name="P14" style:family="paragraph">
      <loext:graphic-properties draw:fill-color="#111111"/>
      <style:paragraph-properties fo:text-align="center"/>
      <style:text-properties fo:font-size="60pt" style:font-size-asian="60pt" style:font-size-complex="60pt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loext:graphic-properties draw:fill-color="#111111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solid" draw:fill-color="#ff6600"/>
      <style:paragraph-properties fo:text-align="center"/>
      <style:text-properties fo:color="#ffffff"/>
    </style:style>
    <style:style style:name="P18" style:family="paragraph">
      <loext:graphic-properties draw:fill="solid" draw:fill-color="#666666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solid" draw:fill-color="#666666"/>
      <style:paragraph-properties fo:text-align="center"/>
      <style:text-properties fo:color="#ffffff" fo:font-size="22pt" style:font-size-asian="22pt" style:font-size-complex="22pt"/>
    </style:style>
    <style:style style:name="P20" style:family="paragraph">
      <loext:graphic-properties draw:fill="solid" draw:fill-color="#ff6666"/>
      <style:paragraph-properties fo:text-align="center"/>
      <style:text-properties fo:color="#ffffff"/>
    </style:style>
    <style:style style:name="T1" style:family="text">
      <style:text-properties fo:color="#ffffff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.9cm" svg:height="0.4cm" svg:x="9cm" svg:y="5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0.9cm" svg:x="9.8cm" svg:y="5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7.7cm" svg:height="3.6cm" svg:x="7.1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7.3cm" svg:height="3.2cm" svg:x="7.3cm" svg:y="2.2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6" draw:layer="layout" svg:width="6.899cm" svg:height="1.508cm" svg:x="7.501cm" svg:y="2.992cm">
          <draw:text-box>
            <text:p text:style-name="P5"><text:span text:style-name="T1">Screen Input</text:span></text:p>
          </draw:text-box>
        </draw:frame>
        <draw:custom-shape draw:style-name="gr6" draw:text-style-name="P8" xml:id="id2" draw:id="id2" draw:layer="layout" svg:width="5.4cm" svg:height="2.5cm" svg:x="8.3cm" svg:y="8.4cm">
          <text:p text:style-name="P7"><text:span text:style-name="T2">GameControll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9" draw:layer="layout" draw:type="curve" svg:x1="10.95cm" svg:y1="6.3cm" svg:x2="11cm" svg:y2="8.4cm" draw:start-shape="id1" draw:start-glue-point="2" draw:end-shape="id2" draw:end-glue-point="4" svg:d="M10950 6300c0 1576 50 527 50 2100" svg:viewBox="0 0 51 2101">
          <text:p/>
        </draw:connector>
        <draw:connector draw:style-name="gr7" draw:text-style-name="P9" draw:layer="layout" draw:type="curve" svg:x1="11cm" svg:y1="10.9cm" svg:x2="5.037cm" svg:y2="12.275cm" draw:start-shape="id2" draw:start-glue-point="6" draw:end-shape="id3" draw:end-glue-point="0" svg:d="M11000 10900c0 1032-5963 345-5963 1375" svg:viewBox="0 0 5964 1376">
          <text:p/>
        </draw:connector>
        <draw:g>
          <draw:g xml:id="id3" draw:id="id3">
            <draw:g>
              <draw:custom-shape draw:style-name="gr8" draw:text-style-name="P10" draw:layer="layout" svg:width="2.5cm" svg:height="2.5cm" svg:x="2.475cm" svg:y="12.9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9" draw:text-style-name="P11" draw:layer="layout" svg:width="0.6cm" svg:height="0.6cm" svg:x="2.775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1" draw:layer="layout" svg:width="0.6cm" svg:height="0.6cm" svg:x="3.475cm" svg:y="14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1" draw:layer="layout" svg:width="0.6cm" svg:height="0.4cm" svg:x="3.475cm" svg:y="1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11" draw:text-style-name="P10" draw:layer="layout" svg:width="2.5cm" svg:height="2.5cm" draw:transform="rotate (-1.13184601991832) translate (6.538cm 12.275cm)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12" draw:text-style-name="P11" draw:layer="layout" svg:width="0.6cm" svg:height="0.6cm" draw:transform="rotate (-1.13184601991832) translate (5.851cm 12.92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1" draw:layer="layout" svg:width="0.6cm" svg:height="0.6cm" draw:transform="rotate (-1.13184601991832) translate (5.515cm 13.8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1" draw:layer="layout" svg:width="0.6cm" svg:height="0.4cm" draw:transform="rotate (-1.13184601991832) translate (6.873cm 13.22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frame draw:style-name="gr5" draw:text-style-name="P12" draw:layer="layout" svg:width="1.768cm" svg:height="0.954cm" svg:x="4cm" svg:y="15.8cm">
            <draw:text-box>
              <text:p>Dice</text:p>
            </draw:text-box>
          </draw:frame>
        </draw:g>
        <draw:connector draw:style-name="gr7" draw:text-style-name="P9" draw:layer="layout" draw:type="curve" svg:x1="11cm" svg:y1="10.9cm" svg:x2="16.602cm" svg:y2="12cm" draw:start-shape="id2" draw:start-glue-point="6" draw:end-shape="id4" draw:end-glue-point="0" svg:d="M11000 10900c0 825 5602 275 5602 1100" svg:viewBox="0 0 5603 1101">
          <text:p/>
        </draw:connector>
        <draw:g xml:id="id4" draw:id="id4">
          <draw:custom-shape draw:style-name="gr14" draw:text-style-name="P14" draw:layer="layout" svg:width="3.1cm" svg:height="3.1cm" svg:x="14.9cm" svg:y="12cm">
            <text:p text:style-name="P13"><text:span text:style-name="T3">?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1.1cm" svg:height="1.1cm" svg:x="18.1cm" svg:y="13.1cm">
            <text:p text:style-name="P15"><text:span text:style-name="T4">?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1.1cm" svg:height="1.1cm" svg:x="13.7cm" svg:y="13cm">
            <text:p text:style-name="P15"><text:span text:style-name="T4">?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5" draw:text-style-name="P12" draw:layer="layout" svg:width="6.204cm" svg:height="0.954cm" svg:x="13.5cm" svg:y="15.246cm">
            <draw:text-box>
              <text:p>Collection of players</text:p>
            </draw:text-box>
          </draw:frame>
        </draw:g>
      </draw:page>
      <draw:page draw:name="page2" draw:style-name="dp1" draw:master-page-name="Default">
        <draw:rect draw:style-name="gr16" draw:text-style-name="P17" xml:id="id5" draw:id="id5" draw:layer="layout" svg:width="10.3cm" svg:height="1.8cm" svg:x="5.6cm" svg:y="3.3cm">
          <text:p text:style-name="P7"><text:span text:style-name="T5">Tile</text:span></text:p>
        </draw:rect>
        <draw:connector draw:style-name="gr17" draw:text-style-name="P7" draw:layer="layout" svg:x1="10.75cm" svg:y1="5.1cm" svg:x2="9.25cm" svg:y2="6.6cm" draw:start-shape="id5" draw:start-glue-point="2" draw:end-shape="id6" draw:end-glue-point="0" svg:d="M10750 5100v750h-1500v750" svg:viewBox="0 0 1501 1501">
          <text:p/>
        </draw:connector>
        <draw:rect draw:style-name="gr18" draw:text-style-name="P18" xml:id="id6" draw:id="id6" draw:layer="layout" svg:width="6.3cm" svg:height="3.2cm" svg:x="6.1cm" svg:y="6.6cm">
          <text:p text:style-name="P7"><text:span text:style-name="T6">Index (location)</text:span></text:p>
        </draw:rect>
        <draw:rect draw:style-name="gr18" draw:text-style-name="P19" xml:id="id7" draw:id="id7" draw:layer="layout" svg:width="6.4cm" svg:height="3.2cm" svg:x="13.3cm" svg:y="6.6cm">
          <text:p text:style-name="P7"><text:span text:style-name="T7">Owner</text:span></text:p>
        </draw:rect>
        <draw:connector draw:style-name="gr17" draw:text-style-name="P7" draw:layer="layout" svg:x1="10.75cm" svg:y1="5.1cm" svg:x2="16.5cm" svg:y2="6.6cm" draw:start-shape="id5" draw:start-glue-point="2" draw:end-shape="id7" draw:end-glue-point="0" svg:d="M10750 5100v750h5750v750" svg:viewBox="0 0 5751 1501">
          <text:p/>
        </draw:connector>
        <draw:custom-shape draw:style-name="gr19" draw:text-style-name="P20" xml:id="id8" draw:id="id8" draw:layer="layout" svg:width="4.9cm" svg:height="4.9cm" svg:x="14cm" svg:y="11.1cm">
          <text:p text:style-name="P7"><text:span text:style-name="T2">Player</text:span></text:p>
          <text:p text:style-name="P7"><text:span text:style-name="T2">GameObject</text:span></text:p>
          <draw:enhanced-geometry svg:viewBox="0 0 21600 21600" draw:extrusion="false" draw:extrusion-rotation-angle="10 -240" draw:extrusion-depth="2.5cm 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9" draw:layer="layout" draw:type="line" svg:x1="16.5cm" svg:y1="9.8cm" svg:x2="16.45cm" svg:y2="11.1cm" draw:start-shape="id7" draw:start-glue-point="2" draw:end-shape="id8" draw:end-glue-point="4" svg:d="M16500 9800l-50 1300" svg:viewBox="0 0 5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3:24:26</meta:creation-date>
    <dc:date>2017-05-26T00:31:50.661806000</dc:date>
    <meta:editing-duration>PT2H19M15S</meta:editing-duration>
    <meta:editing-cycles>7</meta:editing-cycles>
    <meta:generator>LibreOffice/5.3.2.2$MacOSX_X86_64 LibreOffice_project/6cd4f1ef626f15116896b1d8e1398b56da0d0ee1</meta:generator>
    <meta:document-statistic meta:object-count="35"/>
  </office:meta>
</office:document-meta>
</file>